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officeooo:rsid="00031cdd" officeooo:paragraph-rsid="00031cdd"/>
    </style:style>
    <style:style style:name="P3" style:family="paragraph" style:parent-style-name="Heading_20_3">
      <style:paragraph-properties fo:text-align="center" style:justify-single-word="false"/>
      <style:text-properties officeooo:paragraph-rsid="00031cdd"/>
    </style:style>
    <style:style style:name="P4" style:family="paragraph" style:parent-style-name="Subtitle">
      <style:text-properties officeooo:rsid="0001bf87" officeooo:paragraph-rsid="0001bf87"/>
    </style:style>
    <style:style style:name="P5" style:family="paragraph" style:parent-style-name="Heading_20_1">
      <style:paragraph-properties fo:text-align="center" style:justify-single-word="false"/>
      <style:text-properties officeooo:paragraph-rsid="0004e95d"/>
    </style:style>
    <style:style style:name="P6" style:family="paragraph" style:parent-style-name="Contents_20_1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31cd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sidade Federal de Uberlândia</text:p>
      <text:h text:style-name="P5" text:outline-level="1"><text:span text:style-name="T1">Bacharelado em Ciência da Computação</text:span></text:h>
      <text:p text:style-name="P4"><text:span text:style-name="T1">GBC043 </text:span>Sistemas de Banco de Dados</text:p>
      <text:p text:style-name="P1">Profa. Maria Camila Nardini Barioni</text:p>
      <text:p text:style-name="Text_20_body"/>
      <text:h text:style-name="P3" text:outline-level="3"><text:span text:style-name="T1">Arthur Saad Barbosa</text:span></text:h>
      <text:h text:style-name="P2" text:outline-level="3">Gustavo Barbosa Barreto</text:h>
      <text:h text:style-name="P2" text:outline-level="3">Mário César M. Bomfim</text:h>
      <text:p text:style-name="Text_20_body"/>
      <text:p text:style-name="Text_20_body"/>
      <text:p text:style-name="Text_20_body"/>
      <text:p text:style-name="Text_20_body"/>
      <text:p text:style-name="Title">Projeto: Restauran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Uberlândia</text:p>
      <text:p text:style-name="P1">2016</text:p>
      <text:alphabetical-index text:style-name="Sect1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<text:soft-page-break/>Índice</text:p>
          </text:index-title>
        </text:index-body>
      </text:alphabetical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00:40.961393707</meta:creation-date>
    <dc:date>2016-03-29T14:21:37.701677054</dc:date>
    <meta:editing-duration>PT16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35" meta:character-count="241" meta:non-whitespace-character-count="217"/>
  </office:meta>
</office:document-meta>
</file>